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80228"/>
    </style:style>
    <style:style style:name="P2" style:family="paragraph" style:parent-style-name="Standard">
      <style:text-properties officeooo:rsid="00080228" officeooo:paragraph-rsid="00080228"/>
    </style:style>
    <style:style style:name="P3" style:family="paragraph" style:parent-style-name="Standard">
      <style:text-properties officeooo:rsid="00080228" officeooo:paragraph-rsid="0008af43"/>
    </style:style>
    <style:style style:name="P4" style:family="paragraph" style:parent-style-name="Standard">
      <style:text-properties officeooo:rsid="0008af43" officeooo:paragraph-rsid="0009cdba"/>
    </style:style>
    <style:style style:name="P5" style:family="paragraph" style:parent-style-name="Standard">
      <style:text-properties officeooo:rsid="00080228" officeooo:paragraph-rsid="00080228"/>
    </style:style>
    <style:style style:name="P6" style:family="paragraph" style:parent-style-name="Standard">
      <style:text-properties officeooo:rsid="00080228" officeooo:paragraph-rsid="0008af43"/>
    </style:style>
    <style:style style:name="T1" style:family="text">
      <style:text-properties officeooo:rsid="000856db"/>
    </style:style>
    <style:style style:name="T2" style:family="text">
      <style:text-properties officeooo:rsid="0008af43"/>
    </style:style>
    <style:style style:name="T3" style:family="text">
      <style:text-properties officeooo:rsid="000bdd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FC Def: son una serie de publicaciones del grupo de trabajo de ingeniería de internet que describen diversos aspectos del funcionamiento de Internet y otras redes de computadoras, como protocolos, procedimientos, etc. y comentarios e ideas sobre estos.</text:p>
      <text:p text:style-name="P1"/>
      <text:p text:style-name="P3">RFC de HTTP:</text:p>
      <text:p text:style-name="P3"><text:tab/>RFC 1945 (HTTP/1.0, 1996)</text:p>
      <text:p text:style-name="P2"><text:tab/>RFC 2616 (HTTP/1.1, 1999) </text:p>
      <text:p text:style-name="P2"><text:tab/>RFC 7540 (HTTP/2, 2015)</text:p>
      <text:p text:style-name="P2"/>
      <text:p text:style-name="P3">RFC de FTP</text:p>
      <text:p text:style-name="P3"><text:tab/>RFC <text:span text:style-name="T2">1635</text:span></text:p>
      <text:p text:style-name="P3"/>
      <text:p text:style-name="P3">RFC de DNS</text:p>
      <text:p text:style-name="P3"><text:tab/><text:span text:style-name="T3">RFC 1034</text:span></text:p>
      <text:p text:style-name="P3"><text:tab/><text:span text:style-name="T3">RFC 1036</text:span></text:p>
      <text:p text:style-name="P3"><text:tab/>RFC <text:span text:style-name="T2">3901 (PIv6)</text:span></text:p>
      <text:p text:style-name="P3"/>
      <text:p text:style-name="P3">RFC de POP3</text:p>
      <text:p text:style-name="P3"><text:tab/>RFC <text:span text:style-name="T2">1957</text:span></text:p>
      <text:p text:style-name="P3"/>
      <text:p text:style-name="P3">RFC de LDAP</text:p>
      <text:p text:style-name="P3"><text:tab/>RFC <text:span text:style-name="T1">4511</text:span></text:p>
      <text:p text:style-name="P2"/>
      <text:p text:style-name="P4"><text:a xlink:type="simple" xlink:href="https://rfc-es.org/asignadas.php" text:style-name="Internet_20_link" text:visited-style-name="Visited_20_Internet_20_Link">Fuente: </text:a></text:p>
      <text:p text:style-name="P4"><text:a xlink:type="simple" xlink:href="https://rfc-es.org/asignadas.php" text:style-name="Internet_20_link" text:visited-style-name="Visited_20_Internet_20_Link">https://rfc-es.org/asignadas.php</text:a></text:p>
      <text:p text:style-name="P4">y <text:a xlink:type="simple" xlink:href="https://es.wikipedia.org/" text:style-name="Internet_20_link" text:visited-style-name="Visited_20_Internet_20_Link">https://es.wikipedia.org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20:09:06.575624430</meta:creation-date>
    <dc:date>2019-03-06T12:39:20.707511512</dc:date>
    <meta:editing-duration>PT39M2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82" meta:character-count="512" meta:non-whitespace-character-count="437"/>
  </office:meta>
</office:document-meta>
</file>